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4d42" officeooo:paragraph-rsid="001f4d42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44132766" text:style-name="Outline">
        <text:list-item>
          <text:h text:style-name="P4" text:outline-level="1">Version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text:a xlink:type="simple" xlink:href="https://medium.com/@ralphbergmann/versioning-with-flutter-299869e68af4" text:style-name="Internet_20_link" text:visited-style-name="Visited_20_Internet_20_Link">https://medium.com/@ralphbergmann/versioning-with-flutter-299869e68af4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9-07-25T16:59:57.940994762</meta:creation-date>
    <meta:editing-duration>PT21S</meta:editing-duration>
    <meta:generator>LibreOffice/6.2.4.2$MacOSX_X86_64 LibreOffice_project/2412653d852ce75f65fbfa83fb7e7b669a126d64</meta:generator>
    <dc:date>2019-07-25T17:00:18.423138133</dc:date>
    <meta:document-statistic meta:table-count="0" meta:image-count="0" meta:object-count="0" meta:page-count="3" meta:paragraph-count="9" meta:word-count="16" meta:character-count="196" meta:non-whitespace-character-count="1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